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Exercício Revisão Conteúdo</text:p>
      <text:p text:style-name="Standard"/>
      <text:p text:style-name="Standard"/>
      <text:p text:style-name="Standard">1- O que é uma linguagem compilada? Vantagens e desvantagens</text:p>
      <text:p text:style-name="Standard">2- O que é uma linguagem interpretada? Vantagens e desvantagens</text:p>
      <text:p text:style-name="Standard">3- O que é uma classe?</text:p>
      <text:p text:style-name="Standard">4- O<text:s/>que é um objeto?</text:p>
      <text:p text:style-name="Standard">5- O que significa instanciar um objeto?</text:p>
      <text:p text:style-name="Standard">6- O que são construtores? Para que servem? Quantos podem existir? Quais são as limitações?</text:p>
      <text:p text:style-name="Standard">7- O que é uma variável de tipos primitivos?</text:p>
      <text:p text:style-name="Standard">8- O que é uma variável de referência?</text:p>
      <text:p text:style-name="Standard">9- Diferença entre array de primitivos e de referências? Exemplo.</text:p>
      <text:p text:style-name="Standard">10- O que são modificadores de acesso?</text:p>
      <text:p text:style-name="Standard">11- Quais são os modificadores de acesso?</text:p>
      <text:p text:style-name="Standard">12- Pesquise sobre os modificadores existentes no java. Quais servem para atributos, métodos, classes? As funções são as mesmas ou<text:s/>diferentes?</text:p>
      <text:p text:style-name="Standard">13- O que são atributos de classe?</text:p>
      <text:p text:style-name="Standard">14- Para que serve a palavra this?<text:s/>E<text:s/>a palavra super?</text:p>
      <text:p text:style-name="Standard">15- Para que usar a palavra static?</text:p>
      <text:p text:style-name="Standard">16- Orientação a Objetos: Quais seus pilares e a importância de cada um?</text:p>
      <text:p text:style-name="Standard"/>
      <text:p text:style-name="Standard"/>
      <text:p text:style-name="Standard">- Entrega individual;</text:p>
      <text:p text:style-name="Standard">- Enviar para<text:s/><text:a xlink:href="mailto:samuel.souza@gec.inatel.br" office:target-frame-name="_top" xlink:show="replace">samuel.souza@gec.inatel.br</text:a><text:s/>até o dia anterior a prova<text:s/>prática. Assunto “Exercício Revisão – [Nome] - [Matrícula]”</text:p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uel Cruz</meta:initial-creator>
    <dc:creator>Samuel da Cruz Souza</dc:creator>
    <meta:creation-date>2018-03-27T15:57:00Z</meta:creation-date>
    <dc:date>2019-09-12T00:54:00Z</dc:date>
    <meta:print-date>2019-09-12T00:54:00Z</meta:print-date>
    <meta:template xlink:href="Normal" xlink:type="simple"/>
    <meta:editing-cycles>12</meta:editing-cycles>
    <meta:editing-duration>PT1620S</meta:editing-duration>
    <meta:document-statistic meta:page-count="1" meta:paragraph-count="2" meta:word-count="173" meta:character-count="1107" meta:row-count="7" meta:non-whitespace-character-count="936"/>
  </office:meta>
</office:document-meta>
</file>